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4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4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end" fo:margin-left="0cm"/>
      <style:text-properties style:text-line-through-style="solid" style:text-line-through-type="single"/>
    </style:style>
    <style:style style:name="ce33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34" style:family="table-cell" style:parent-style-name="Default" style:data-style-name="N1">
      <style:table-cell-properties fo:background-color="#dde8cb"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 style:data-style-name="N0"/>
    <style:style style:name="ce22" style:family="table-cell" style:parent-style-name="Default" style:data-style-name="N4">
      <style:table-cell-properties fo:background-color="#dde8cb"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0" table:default-cell-style-name="Default"/>
        <table:table-column table:style-name="co1" table:number-columns-repeated="2" table:default-cell-style-name="ce1"/>
        <table:table-column table:style-name="co1" table:number-columns-repeated="26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Slot upgrading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60" office:value-type="string" calcext:value-type="string">
            <text:p>Current slots</text:p>
          </table:table-cell>
          <table:table-cell table:style-name="ce60" office:value-type="string" calcext:value-type="string">
            <text:p>Cost multiplier</text:p>
          </table:table-cell>
          <table:table-cell table:style-name="ce60" office:value-type="string" calcext:value-type="string">
            <text:p>Multiplies of</text:p>
          </table:table-cell>
          <table:table-cell table:style-name="ce60" office:value-type="string" calcext:value-type="string">
            <text:p>Slot Cost</text:p>
          </table:table-cell>
          <table:table-cell table:style-name="ce60" office:value-type="string" calcext:value-type="string">
            <text:p>Total cost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,00</text:p>
          </table:table-cell>
          <table:table-cell table:style-name="ce1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[.E8]" office:value-type="float" office:value="7" calcext:value-type="float">
            <text:p>7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9" table:formula="of:=[.C8]" office:value-type="float" office:value="1" calcext:value-type="float">
            <text:p>1,00</text:p>
          </table:table-cell>
          <table:table-cell table:style-name="ce12" table:formula="of:=[.D8]" office:value-type="float" office:value="10" calcext:value-type="float">
            <text:p>10</text:p>
          </table:table-cell>
          <table:table-cell table:style-name="ce32" table:formula="of:=[.E8]" office:value-type="float" office:value="7" calcext:value-type="float">
            <text:p>7</text:p>
          </table:table-cell>
          <table:table-cell table:style-name="ce32" table:formula="of:=[.F8]" office:value-type="float" office:value="7" calcext:value-type="float">
            <text:p>7</text:p>
          </table:table-cell>
          <table:table-cell table:style-name="ce23" office:value-type="string" calcext:value-type="string" table:number-columns-spanned="1" table:number-rows-spanned="3">
            <text:p>FREE</text:p>
          </table:table-cell>
          <table:table-cell table:number-columns-repeated="29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9" table:formula="of:=ROUND(IF(MOD([.B10];[.D10])=0;([.C9]*([.D9]/1.85));([.C9]+1));2)" office:value-type="float" office:value="2" calcext:value-type="float">
            <text:p>2,00</text:p>
          </table:table-cell>
          <table:table-cell table:style-name="ce12" table:formula="of:=[.D9]" office:value-type="float" office:value="10" calcext:value-type="float">
            <text:p>10</text:p>
          </table:table-cell>
          <table:table-cell table:style-name="ce32" table:formula="of:=[.E$8]*[.B10]*[.C10]" office:value-type="float" office:value="28" calcext:value-type="float">
            <text:p>28</text:p>
          </table:table-cell>
          <table:table-cell table:style-name="ce32" table:formula="of:=[.E10]+[.F9]" office:value-type="float" office:value="35" calcext:value-type="float">
            <text:p>35</text:p>
          </table:table-cell>
          <table:covered-table-cell table:style-name="ce24"/>
          <table:table-cell table:number-columns-repeated="29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9" table:formula="of:=ROUND(IF(MOD([.B11];[.D11])=0;([.C10]*([.D10]/1.85));([.C10]+1));2)" office:value-type="float" office:value="3" calcext:value-type="float">
            <text:p>3,00</text:p>
          </table:table-cell>
          <table:table-cell table:style-name="ce12" table:formula="of:=[.D10]" office:value-type="float" office:value="10" calcext:value-type="float">
            <text:p>10</text:p>
          </table:table-cell>
          <table:table-cell table:style-name="ce32" table:formula="of:=[.E$8]*[.B11]*[.C11]" office:value-type="float" office:value="63" calcext:value-type="float">
            <text:p>63</text:p>
          </table:table-cell>
          <table:table-cell table:style-name="ce32" table:formula="of:=[.E11]+[.F10]" office:value-type="float" office:value="98" calcext:value-type="float">
            <text:p>98</text:p>
          </table:table-cell>
          <table:covered-table-cell table:style-name="ce24"/>
          <table:table-cell table:number-columns-repeated="29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9" table:formula="of:=ROUND(IF(MOD([.B12];[.D12])=0;([.C11]*([.D11]/1.85));([.C11]+1));2)" office:value-type="float" office:value="4" calcext:value-type="float">
            <text:p>4,00</text:p>
          </table:table-cell>
          <table:table-cell table:style-name="ce13" table:formula="of:=[.D11]" office:value-type="float" office:value="10" calcext:value-type="float">
            <text:p>10</text:p>
          </table:table-cell>
          <table:table-cell table:style-name="ce33" table:formula="of:=[.E$8]*[.B12]*[.C12]" office:value-type="float" office:value="112" calcext:value-type="float">
            <text:p>112</text:p>
          </table:table-cell>
          <table:table-cell table:style-name="ce33" table:formula="of:=[.E12]+[.F11]" office:value-type="float" office:value="210" calcext:value-type="float">
            <text:p>210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9" table:formula="of:=ROUND(IF(MOD([.B13];[.D13])=0;([.C12]*([.D12]/1.85));([.C12]+1));2)" office:value-type="float" office:value="5" calcext:value-type="float">
            <text:p>5,00</text:p>
          </table:table-cell>
          <table:table-cell table:style-name="ce13" table:formula="of:=[.D12]" office:value-type="float" office:value="10" calcext:value-type="float">
            <text:p>10</text:p>
          </table:table-cell>
          <table:table-cell table:style-name="ce33" table:formula="of:=[.E$8]*[.B13]*[.C13]" office:value-type="float" office:value="175" calcext:value-type="float">
            <text:p>175</text:p>
          </table:table-cell>
          <table:table-cell table:style-name="ce33" table:formula="of:=[.E13]+[.F12]" office:value-type="float" office:value="385" calcext:value-type="float">
            <text:p>385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9" table:formula="of:=ROUND(IF(MOD([.B14];[.D14])=0;([.C13]*([.D13]/1.85));([.C13]+1));2)" office:value-type="float" office:value="6" calcext:value-type="float">
            <text:p>6,00</text:p>
          </table:table-cell>
          <table:table-cell table:style-name="ce13" table:formula="of:=[.D13]" office:value-type="float" office:value="10" calcext:value-type="float">
            <text:p>10</text:p>
          </table:table-cell>
          <table:table-cell table:style-name="ce33" table:formula="of:=[.E$8]*[.B14]*[.C14]" office:value-type="float" office:value="252" calcext:value-type="float">
            <text:p>252</text:p>
          </table:table-cell>
          <table:table-cell table:style-name="ce33" table:formula="of:=[.E14]+[.F13]" office:value-type="float" office:value="637" calcext:value-type="float">
            <text:p>637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9" table:formula="of:=ROUND(IF(MOD([.B15];[.D15])=0;([.C14]*([.D14]/1.85));([.C14]+1));2)" office:value-type="float" office:value="7" calcext:value-type="float">
            <text:p>7,00</text:p>
          </table:table-cell>
          <table:table-cell table:style-name="ce13" table:formula="of:=[.D14]" office:value-type="float" office:value="10" calcext:value-type="float">
            <text:p>10</text:p>
          </table:table-cell>
          <table:table-cell table:style-name="ce33" table:formula="of:=[.E$8]*[.B15]*[.C15]" office:value-type="float" office:value="343" calcext:value-type="float">
            <text:p>343</text:p>
          </table:table-cell>
          <table:table-cell table:style-name="ce33" table:formula="of:=[.E15]+[.F14]" office:value-type="float" office:value="980" calcext:value-type="float">
            <text:p>98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9" table:formula="of:=ROUND(IF(MOD([.B16];[.D16])=0;([.C15]*([.D15]/1.85));([.C15]+1));2)" office:value-type="float" office:value="8" calcext:value-type="float">
            <text:p>8,00</text:p>
          </table:table-cell>
          <table:table-cell table:style-name="ce13" table:formula="of:=[.D15]" office:value-type="float" office:value="10" calcext:value-type="float">
            <text:p>10</text:p>
          </table:table-cell>
          <table:table-cell table:style-name="ce33" table:formula="of:=[.E$8]*[.B16]*[.C16]" office:value-type="float" office:value="448" calcext:value-type="float">
            <text:p>448</text:p>
          </table:table-cell>
          <table:table-cell table:style-name="ce33" table:formula="of:=[.E16]+[.F15]" office:value-type="float" office:value="1428" calcext:value-type="float">
            <text:p>1428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9" table:formula="of:=ROUND(IF(MOD([.B17];[.D17])=0;([.C16]*([.D16]/1.85));([.C16]+1));2)" office:value-type="float" office:value="9" calcext:value-type="float">
            <text:p>9,00</text:p>
          </table:table-cell>
          <table:table-cell table:style-name="ce13" table:formula="of:=[.D16]" office:value-type="float" office:value="10" calcext:value-type="float">
            <text:p>10</text:p>
          </table:table-cell>
          <table:table-cell table:style-name="ce33" table:formula="of:=[.E$8]*[.B17]*[.C17]" office:value-type="float" office:value="567" calcext:value-type="float">
            <text:p>567</text:p>
          </table:table-cell>
          <table:table-cell table:style-name="ce33" table:formula="of:=[.E17]+[.F16]" office:value-type="float" office:value="1995" calcext:value-type="float">
            <text:p>199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9" table:formula="of:=ROUND(IF(MOD([.B18];[.D18])=0;([.C17]*([.D17]/1.85));([.C17]+1));2)" office:value-type="float" office:value="48.65" calcext:value-type="float">
            <text:p>48,65</text:p>
          </table:table-cell>
          <table:table-cell table:style-name="ce14" table:formula="of:=[.D17]" office:value-type="float" office:value="10" calcext:value-type="float">
            <text:p>10</text:p>
          </table:table-cell>
          <table:table-cell table:style-name="ce34" table:formula="of:=[.E$8]*[.B18]*[.C18]" office:value-type="float" office:value="3405.5" calcext:value-type="float">
            <text:p>3406</text:p>
          </table:table-cell>
          <table:table-cell table:style-name="ce34" table:formula="of:=[.E18]+[.F17]" office:value-type="float" office:value="5400.5" calcext:value-type="float">
            <text:p>540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9" table:formula="of:=ROUND(IF(MOD([.B19];[.D19])=0;([.C18]*([.D18]/1.85));([.C18]+1));2)" office:value-type="float" office:value="49.65" calcext:value-type="float">
            <text:p>49,65</text:p>
          </table:table-cell>
          <table:table-cell table:style-name="ce13" table:formula="of:=[.D18]" office:value-type="float" office:value="10" calcext:value-type="float">
            <text:p>10</text:p>
          </table:table-cell>
          <table:table-cell table:style-name="ce33" table:formula="of:=[.E$8]*[.B19]*[.C19]" office:value-type="float" office:value="3823.05" calcext:value-type="float">
            <text:p>3823</text:p>
          </table:table-cell>
          <table:table-cell table:style-name="ce33" table:formula="of:=[.E19]+[.F18]" office:value-type="float" office:value="9223.55" calcext:value-type="float">
            <text:p>922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9" table:formula="of:=ROUND(IF(MOD([.B20];[.D20])=0;([.C19]*([.D19]/1.85));([.C19]+1));2)" office:value-type="float" office:value="50.65" calcext:value-type="float">
            <text:p>50,65</text:p>
          </table:table-cell>
          <table:table-cell table:style-name="ce13" table:formula="of:=[.D19]" office:value-type="float" office:value="10" calcext:value-type="float">
            <text:p>10</text:p>
          </table:table-cell>
          <table:table-cell table:style-name="ce33" table:formula="of:=[.E$8]*[.B20]*[.C20]" office:value-type="float" office:value="4254.6" calcext:value-type="float">
            <text:p>4255</text:p>
          </table:table-cell>
          <table:table-cell table:style-name="ce33" table:formula="of:=[.E20]+[.F19]" office:value-type="float" office:value="13478.15" calcext:value-type="float">
            <text:p>13478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9" table:formula="of:=ROUND(IF(MOD([.B21];[.D21])=0;([.C20]*([.D20]/1.85));([.C20]+1));2)" office:value-type="float" office:value="51.65" calcext:value-type="float">
            <text:p>51,65</text:p>
          </table:table-cell>
          <table:table-cell table:style-name="ce13" table:formula="of:=[.D20]" office:value-type="float" office:value="10" calcext:value-type="float">
            <text:p>10</text:p>
          </table:table-cell>
          <table:table-cell table:style-name="ce33" table:formula="of:=[.E$8]*[.B21]*[.C21]" office:value-type="float" office:value="4700.15" calcext:value-type="float">
            <text:p>4700</text:p>
          </table:table-cell>
          <table:table-cell table:style-name="ce33" table:formula="of:=[.E21]+[.F20]" office:value-type="float" office:value="18178.3" calcext:value-type="float">
            <text:p>18178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9" table:formula="of:=ROUND(IF(MOD([.B22];[.D22])=0;([.C21]*([.D21]/1.85));([.C21]+1));2)" office:value-type="float" office:value="52.65" calcext:value-type="float">
            <text:p>52,65</text:p>
          </table:table-cell>
          <table:table-cell table:style-name="ce13" table:formula="of:=[.D21]" office:value-type="float" office:value="10" calcext:value-type="float">
            <text:p>10</text:p>
          </table:table-cell>
          <table:table-cell table:style-name="ce33" table:formula="of:=[.E$8]*[.B22]*[.C22]" office:value-type="float" office:value="5159.7" calcext:value-type="float">
            <text:p>5160</text:p>
          </table:table-cell>
          <table:table-cell table:style-name="ce33" table:formula="of:=[.E22]+[.F21]" office:value-type="float" office:value="23338" calcext:value-type="float">
            <text:p>23338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9" table:formula="of:=ROUND(IF(MOD([.B23];[.D23])=0;([.C22]*([.D22]/1.85));([.C22]+1));2)" office:value-type="float" office:value="53.65" calcext:value-type="float">
            <text:p>53,65</text:p>
          </table:table-cell>
          <table:table-cell table:style-name="ce13" table:formula="of:=[.D22]" office:value-type="float" office:value="10" calcext:value-type="float">
            <text:p>10</text:p>
          </table:table-cell>
          <table:table-cell table:style-name="ce33" table:formula="of:=[.E$8]*[.B23]*[.C23]" office:value-type="float" office:value="5633.25" calcext:value-type="float">
            <text:p>5633</text:p>
          </table:table-cell>
          <table:table-cell table:style-name="ce33" table:formula="of:=[.E23]+[.F22]" office:value-type="float" office:value="28971.25" calcext:value-type="float">
            <text:p>28971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9" table:formula="of:=ROUND(IF(MOD([.B24];[.D24])=0;([.C23]*([.D23]/1.85));([.C23]+1));2)" office:value-type="float" office:value="54.65" calcext:value-type="float">
            <text:p>54,65</text:p>
          </table:table-cell>
          <table:table-cell table:style-name="ce13" table:formula="of:=[.D23]" office:value-type="float" office:value="10" calcext:value-type="float">
            <text:p>10</text:p>
          </table:table-cell>
          <table:table-cell table:style-name="ce33" table:formula="of:=[.E$8]*[.B24]*[.C24]" office:value-type="float" office:value="6120.8" calcext:value-type="float">
            <text:p>6121</text:p>
          </table:table-cell>
          <table:table-cell table:style-name="ce33" table:formula="of:=[.E24]+[.F23]" office:value-type="float" office:value="35092.05" calcext:value-type="float">
            <text:p>35092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9" table:formula="of:=ROUND(IF(MOD([.B25];[.D25])=0;([.C24]*([.D24]/1.85));([.C24]+1));2)" office:value-type="float" office:value="55.65" calcext:value-type="float">
            <text:p>55,65</text:p>
          </table:table-cell>
          <table:table-cell table:style-name="ce13" table:formula="of:=[.D24]" office:value-type="float" office:value="10" calcext:value-type="float">
            <text:p>10</text:p>
          </table:table-cell>
          <table:table-cell table:style-name="ce33" table:formula="of:=[.E$8]*[.B25]*[.C25]" office:value-type="float" office:value="6622.35" calcext:value-type="float">
            <text:p>6622</text:p>
          </table:table-cell>
          <table:table-cell table:style-name="ce33" table:formula="of:=[.E25]+[.F24]" office:value-type="float" office:value="41714.4" calcext:value-type="float">
            <text:p>41714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9" table:formula="of:=ROUND(IF(MOD([.B26];[.D26])=0;([.C25]*([.D25]/1.85));([.C25]+1));2)" office:value-type="float" office:value="56.65" calcext:value-type="float">
            <text:p>56,65</text:p>
          </table:table-cell>
          <table:table-cell table:style-name="ce13" table:formula="of:=[.D25]" office:value-type="float" office:value="10" calcext:value-type="float">
            <text:p>10</text:p>
          </table:table-cell>
          <table:table-cell table:style-name="ce33" table:formula="of:=[.E$8]*[.B26]*[.C26]" office:value-type="float" office:value="7137.9" calcext:value-type="float">
            <text:p>7138</text:p>
          </table:table-cell>
          <table:table-cell table:style-name="ce33" table:formula="of:=[.E26]+[.F25]" office:value-type="float" office:value="48852.3" calcext:value-type="float">
            <text:p>48852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19" calcext:value-type="float">
            <text:p>19</text:p>
          </table:table-cell>
          <table:table-cell table:style-name="ce9" table:formula="of:=ROUND(IF(MOD([.B27];[.D27])=0;([.C26]*([.D26]/1.85));([.C26]+1));2)" office:value-type="float" office:value="57.65" calcext:value-type="float">
            <text:p>57,65</text:p>
          </table:table-cell>
          <table:table-cell table:style-name="ce13" table:formula="of:=[.D26]" office:value-type="float" office:value="10" calcext:value-type="float">
            <text:p>10</text:p>
          </table:table-cell>
          <table:table-cell table:style-name="ce33" table:formula="of:=[.E$8]*[.B27]*[.C27]" office:value-type="float" office:value="7667.45" calcext:value-type="float">
            <text:p>7667</text:p>
          </table:table-cell>
          <table:table-cell table:style-name="ce33" table:formula="of:=[.E27]+[.F26]" office:value-type="float" office:value="56519.75" calcext:value-type="float">
            <text:p>56520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9" table:formula="of:=ROUND(IF(MOD([.B28];[.D28])=0;([.C27]*([.D27]/1.85));([.C27]+1));2)" office:value-type="float" office:value="311.62" calcext:value-type="float">
            <text:p>311,62</text:p>
          </table:table-cell>
          <table:table-cell table:style-name="ce14" table:formula="of:=[.D27]" office:value-type="float" office:value="10" calcext:value-type="float">
            <text:p>10</text:p>
          </table:table-cell>
          <table:table-cell table:style-name="ce34" table:formula="of:=[.E$8]*[.B28]*[.C28]" office:value-type="float" office:value="43626.8" calcext:value-type="float">
            <text:p>43627</text:p>
          </table:table-cell>
          <table:table-cell table:style-name="ce34" table:formula="of:=[.E28]+[.F27]" office:value-type="float" office:value="100146.55" calcext:value-type="float">
            <text:p>100147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21" calcext:value-type="float">
            <text:p>21</text:p>
          </table:table-cell>
          <table:table-cell table:style-name="ce9" table:formula="of:=ROUND(IF(MOD([.B29];[.D29])=0;([.C28]*([.D28]/1.85));([.C28]+1));2)" office:value-type="float" office:value="312.62" calcext:value-type="float">
            <text:p>312,62</text:p>
          </table:table-cell>
          <table:table-cell table:style-name="ce13" table:formula="of:=[.D28]" office:value-type="float" office:value="10" calcext:value-type="float">
            <text:p>10</text:p>
          </table:table-cell>
          <table:table-cell table:style-name="ce33" table:formula="of:=[.E$8]*[.B29]*[.C29]" office:value-type="float" office:value="45955.14" calcext:value-type="float">
            <text:p>45955</text:p>
          </table:table-cell>
          <table:table-cell table:style-name="ce33" table:formula="of:=[.E29]+[.F28]" office:value-type="float" office:value="146101.69" calcext:value-type="float">
            <text:p>146102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2" calcext:value-type="float">
            <text:p>22</text:p>
          </table:table-cell>
          <table:table-cell table:style-name="ce9" table:formula="of:=ROUND(IF(MOD([.B30];[.D30])=0;([.C29]*([.D29]/1.85));([.C29]+1));2)" office:value-type="float" office:value="313.62" calcext:value-type="float">
            <text:p>313,62</text:p>
          </table:table-cell>
          <table:table-cell table:style-name="ce13" table:formula="of:=[.D29]" office:value-type="float" office:value="10" calcext:value-type="float">
            <text:p>10</text:p>
          </table:table-cell>
          <table:table-cell table:style-name="ce33" table:formula="of:=[.E$8]*[.B30]*[.C30]" office:value-type="float" office:value="48297.48" calcext:value-type="float">
            <text:p>48297</text:p>
          </table:table-cell>
          <table:table-cell table:style-name="ce33" table:formula="of:=[.E30]+[.F29]" office:value-type="float" office:value="194399.17" calcext:value-type="float">
            <text:p>194399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3" calcext:value-type="float">
            <text:p>23</text:p>
          </table:table-cell>
          <table:table-cell table:style-name="ce9" table:formula="of:=ROUND(IF(MOD([.B31];[.D31])=0;([.C30]*([.D30]/1.85));([.C30]+1));2)" office:value-type="float" office:value="314.62" calcext:value-type="float">
            <text:p>314,62</text:p>
          </table:table-cell>
          <table:table-cell table:style-name="ce13" table:formula="of:=[.D30]" office:value-type="float" office:value="10" calcext:value-type="float">
            <text:p>10</text:p>
          </table:table-cell>
          <table:table-cell table:style-name="ce33" table:formula="of:=[.E$8]*[.B31]*[.C31]" office:value-type="float" office:value="50653.82" calcext:value-type="float">
            <text:p>50654</text:p>
          </table:table-cell>
          <table:table-cell table:style-name="ce33" table:formula="of:=[.E31]+[.F30]" office:value-type="float" office:value="245052.99" calcext:value-type="float">
            <text:p>245053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4" calcext:value-type="float">
            <text:p>24</text:p>
          </table:table-cell>
          <table:table-cell table:style-name="ce9" table:formula="of:=ROUND(IF(MOD([.B32];[.D32])=0;([.C31]*([.D31]/1.85));([.C31]+1));2)" office:value-type="float" office:value="315.62" calcext:value-type="float">
            <text:p>315,62</text:p>
          </table:table-cell>
          <table:table-cell table:style-name="ce13" table:formula="of:=[.D31]" office:value-type="float" office:value="10" calcext:value-type="float">
            <text:p>10</text:p>
          </table:table-cell>
          <table:table-cell table:style-name="ce33" table:formula="of:=[.E$8]*[.B32]*[.C32]" office:value-type="float" office:value="53024.16" calcext:value-type="float">
            <text:p>53024</text:p>
          </table:table-cell>
          <table:table-cell table:style-name="ce33" table:formula="of:=[.E32]+[.F31]" office:value-type="float" office:value="298077.15" calcext:value-type="float">
            <text:p>298077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5" calcext:value-type="float">
            <text:p>25</text:p>
          </table:table-cell>
          <table:table-cell table:style-name="ce9" table:formula="of:=ROUND(IF(MOD([.B33];[.D33])=0;([.C32]*([.D32]/1.85));([.C32]+1));2)" office:value-type="float" office:value="316.62" calcext:value-type="float">
            <text:p>316,62</text:p>
          </table:table-cell>
          <table:table-cell table:style-name="ce13" table:formula="of:=[.D32]" office:value-type="float" office:value="10" calcext:value-type="float">
            <text:p>10</text:p>
          </table:table-cell>
          <table:table-cell table:style-name="ce33" table:formula="of:=[.E$8]*[.B33]*[.C33]" office:value-type="float" office:value="55408.5" calcext:value-type="float">
            <text:p>55409</text:p>
          </table:table-cell>
          <table:table-cell table:style-name="ce33" table:formula="of:=[.E33]+[.F32]" office:value-type="float" office:value="353485.65" calcext:value-type="float">
            <text:p>353486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9" table:formula="of:=ROUND(IF(MOD([.B34];[.D34])=0;([.C33]*([.D33]/1.85));([.C33]+1));2)" office:value-type="float" office:value="317.62" calcext:value-type="float">
            <text:p>317,62</text:p>
          </table:table-cell>
          <table:table-cell table:style-name="ce13" table:formula="of:=[.D33]" office:value-type="float" office:value="10" calcext:value-type="float">
            <text:p>10</text:p>
          </table:table-cell>
          <table:table-cell table:style-name="ce33" table:formula="of:=[.E$8]*[.B34]*[.C34]" office:value-type="float" office:value="57806.84" calcext:value-type="float">
            <text:p>57807</text:p>
          </table:table-cell>
          <table:table-cell table:style-name="ce33" table:formula="of:=[.E34]+[.F33]" office:value-type="float" office:value="411292.49" calcext:value-type="float">
            <text:p>411292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7" calcext:value-type="float">
            <text:p>27</text:p>
          </table:table-cell>
          <table:table-cell table:style-name="ce9" table:formula="of:=ROUND(IF(MOD([.B35];[.D35])=0;([.C34]*([.D34]/1.85));([.C34]+1));2)" office:value-type="float" office:value="318.62" calcext:value-type="float">
            <text:p>318,62</text:p>
          </table:table-cell>
          <table:table-cell table:style-name="ce13" table:formula="of:=[.D34]" office:value-type="float" office:value="10" calcext:value-type="float">
            <text:p>10</text:p>
          </table:table-cell>
          <table:table-cell table:style-name="ce33" table:formula="of:=[.E$8]*[.B35]*[.C35]" office:value-type="float" office:value="60219.18" calcext:value-type="float">
            <text:p>60219</text:p>
          </table:table-cell>
          <table:table-cell table:style-name="ce33" table:formula="of:=[.E35]+[.F34]" office:value-type="float" office:value="471511.67" calcext:value-type="float">
            <text:p>471512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28" calcext:value-type="float">
            <text:p>28</text:p>
          </table:table-cell>
          <table:table-cell table:style-name="ce9" table:formula="of:=ROUND(IF(MOD([.B36];[.D36])=0;([.C35]*([.D35]/1.85));([.C35]+1));2)" office:value-type="float" office:value="319.62" calcext:value-type="float">
            <text:p>319,62</text:p>
          </table:table-cell>
          <table:table-cell table:style-name="ce13" table:formula="of:=[.D35]" office:value-type="float" office:value="10" calcext:value-type="float">
            <text:p>10</text:p>
          </table:table-cell>
          <table:table-cell table:style-name="ce33" table:formula="of:=[.E$8]*[.B36]*[.C36]" office:value-type="float" office:value="62645.52" calcext:value-type="float">
            <text:p>62646</text:p>
          </table:table-cell>
          <table:table-cell table:style-name="ce33" table:formula="of:=[.E36]+[.F35]" office:value-type="float" office:value="534157.19" calcext:value-type="float">
            <text:p>534157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29" calcext:value-type="float">
            <text:p>29</text:p>
          </table:table-cell>
          <table:table-cell table:style-name="ce9" table:formula="of:=ROUND(IF(MOD([.B37];[.D37])=0;([.C36]*([.D36]/1.85));([.C36]+1));2)" office:value-type="float" office:value="320.62" calcext:value-type="float">
            <text:p>320,62</text:p>
          </table:table-cell>
          <table:table-cell table:style-name="ce13" table:formula="of:=[.D36]" office:value-type="float" office:value="10" calcext:value-type="float">
            <text:p>10</text:p>
          </table:table-cell>
          <table:table-cell table:style-name="ce33" table:formula="of:=[.E$8]*[.B37]*[.C37]" office:value-type="float" office:value="65085.86" calcext:value-type="float">
            <text:p>65086</text:p>
          </table:table-cell>
          <table:table-cell table:style-name="ce33" table:formula="of:=[.E37]+[.F36]" office:value-type="float" office:value="599243.05" calcext:value-type="float">
            <text:p>599243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style-name="ce9" table:formula="of:=ROUND(IF(MOD([.B38];[.D38])=0;([.C37]*([.D37]/1.85));([.C37]+1));2)" office:value-type="float" office:value="1733.08" calcext:value-type="float">
            <text:p>1.733,08</text:p>
          </table:table-cell>
          <table:table-cell table:style-name="ce14" table:formula="of:=[.D37]" office:value-type="float" office:value="10" calcext:value-type="float">
            <text:p>10</text:p>
          </table:table-cell>
          <table:table-cell table:style-name="ce34" table:formula="of:=[.E$8]*[.B38]*[.C38]" office:value-type="float" office:value="363946.8" calcext:value-type="float">
            <text:p>363947</text:p>
          </table:table-cell>
          <table:table-cell table:style-name="ce34" table:formula="of:=[.E38]+[.F37]" office:value-type="float" office:value="963189.85" calcext:value-type="float">
            <text:p>963190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1" calcext:value-type="float">
            <text:p>31</text:p>
          </table:table-cell>
          <table:table-cell table:style-name="ce9" table:formula="of:=ROUND(IF(MOD([.B39];[.D39])=0;([.C38]*([.D38]/1.85));([.C38]+1));2)" office:value-type="float" office:value="1734.08" calcext:value-type="float">
            <text:p>1.734,08</text:p>
          </table:table-cell>
          <table:table-cell table:style-name="ce13" table:formula="of:=[.D38]" office:value-type="float" office:value="10" calcext:value-type="float">
            <text:p>10</text:p>
          </table:table-cell>
          <table:table-cell table:style-name="ce33" table:formula="of:=[.E$8]*[.B39]*[.C39]" office:value-type="float" office:value="376295.36" calcext:value-type="float">
            <text:p>376295</text:p>
          </table:table-cell>
          <table:table-cell table:style-name="ce33" table:formula="of:=[.E39]+[.F38]" office:value-type="float" office:value="1339485.21" calcext:value-type="float">
            <text:p>1339485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2" calcext:value-type="float">
            <text:p>32</text:p>
          </table:table-cell>
          <table:table-cell table:style-name="ce9" table:formula="of:=ROUND(IF(MOD([.B40];[.D40])=0;([.C39]*([.D39]/1.85));([.C39]+1));2)" office:value-type="float" office:value="1735.08" calcext:value-type="float">
            <text:p>1.735,08</text:p>
          </table:table-cell>
          <table:table-cell table:style-name="ce13" table:formula="of:=[.D39]" office:value-type="float" office:value="10" calcext:value-type="float">
            <text:p>10</text:p>
          </table:table-cell>
          <table:table-cell table:style-name="ce33" table:formula="of:=[.E$8]*[.B40]*[.C40]" office:value-type="float" office:value="388657.92" calcext:value-type="float">
            <text:p>388658</text:p>
          </table:table-cell>
          <table:table-cell table:style-name="ce33" table:formula="of:=[.E40]+[.F39]" office:value-type="float" office:value="1728143.13" calcext:value-type="float">
            <text:p>1728143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3" calcext:value-type="float">
            <text:p>33</text:p>
          </table:table-cell>
          <table:table-cell table:style-name="ce9" table:formula="of:=ROUND(IF(MOD([.B41];[.D41])=0;([.C40]*([.D40]/1.85));([.C40]+1));2)" office:value-type="float" office:value="1736.08" calcext:value-type="float">
            <text:p>1.736,08</text:p>
          </table:table-cell>
          <table:table-cell table:style-name="ce13" table:formula="of:=[.D40]" office:value-type="float" office:value="10" calcext:value-type="float">
            <text:p>10</text:p>
          </table:table-cell>
          <table:table-cell table:style-name="ce33" table:formula="of:=[.E$8]*[.B41]*[.C41]" office:value-type="float" office:value="401034.48" calcext:value-type="float">
            <text:p>401034</text:p>
          </table:table-cell>
          <table:table-cell table:style-name="ce33" table:formula="of:=[.E41]+[.F40]" office:value-type="float" office:value="2129177.61" calcext:value-type="float">
            <text:p>2129178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4" calcext:value-type="float">
            <text:p>34</text:p>
          </table:table-cell>
          <table:table-cell table:style-name="ce9" table:formula="of:=ROUND(IF(MOD([.B42];[.D42])=0;([.C41]*([.D41]/1.85));([.C41]+1));2)" office:value-type="float" office:value="1737.08" calcext:value-type="float">
            <text:p>1.737,08</text:p>
          </table:table-cell>
          <table:table-cell table:style-name="ce13" table:formula="of:=[.D41]" office:value-type="float" office:value="10" calcext:value-type="float">
            <text:p>10</text:p>
          </table:table-cell>
          <table:table-cell table:style-name="ce33" table:formula="of:=[.E$8]*[.B42]*[.C42]" office:value-type="float" office:value="413425.04" calcext:value-type="float">
            <text:p>413425</text:p>
          </table:table-cell>
          <table:table-cell table:style-name="ce33" table:formula="of:=[.E42]+[.F41]" office:value-type="float" office:value="2542602.65" calcext:value-type="float">
            <text:p>2542603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5" calcext:value-type="float">
            <text:p>35</text:p>
          </table:table-cell>
          <table:table-cell table:style-name="ce9" table:formula="of:=ROUND(IF(MOD([.B43];[.D43])=0;([.C42]*([.D42]/1.85));([.C42]+1));2)" office:value-type="float" office:value="1738.08" calcext:value-type="float">
            <text:p>1.738,08</text:p>
          </table:table-cell>
          <table:table-cell table:style-name="ce13" table:formula="of:=[.D42]" office:value-type="float" office:value="10" calcext:value-type="float">
            <text:p>10</text:p>
          </table:table-cell>
          <table:table-cell table:style-name="ce33" table:formula="of:=[.E$8]*[.B43]*[.C43]" office:value-type="float" office:value="425829.6" calcext:value-type="float">
            <text:p>425830</text:p>
          </table:table-cell>
          <table:table-cell table:style-name="ce33" table:formula="of:=[.E43]+[.F42]" office:value-type="float" office:value="2968432.25" calcext:value-type="float">
            <text:p>2968432</text:p>
          </table:table-cell>
          <table:table-cell table:number-columns-repeated="30"/>
          <table:table-cell table:style-name="Default"/>
          <table:table-cell/>
          <table:table-cell table:style-name="ce1"/>
          <table:table-cell table:number-columns-repeated="25"/>
        </table:table-row>
        <table:table-row table:style-name="ro1">
          <table:table-cell/>
          <table:table-cell table:style-name="ce15" office:value-type="float" office:value="36" calcext:value-type="float">
            <text:p>36</text:p>
          </table:table-cell>
          <table:table-cell table:style-name="ce9" table:formula="of:=ROUND(IF(MOD([.B44];[.D44])=0;([.C43]*([.D43]/1.85));([.C43]+1));2)" office:value-type="float" office:value="1739.08" calcext:value-type="float">
            <text:p>1.739,08</text:p>
          </table:table-cell>
          <table:table-cell table:style-name="ce13" table:formula="of:=[.D43]" office:value-type="float" office:value="10" calcext:value-type="float">
            <text:p>10</text:p>
          </table:table-cell>
          <table:table-cell table:style-name="ce33" table:formula="of:=[.E$8]*[.B44]*[.C44]" office:value-type="float" office:value="438248.16" calcext:value-type="float">
            <text:p>438248</text:p>
          </table:table-cell>
          <table:table-cell table:style-name="ce33" table:formula="of:=[.E44]+[.F43]" office:value-type="float" office:value="3406680.41" calcext:value-type="float">
            <text:p>340668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37" calcext:value-type="float">
            <text:p>37</text:p>
          </table:table-cell>
          <table:table-cell table:style-name="ce9" table:formula="of:=ROUND(IF(MOD([.B45];[.D45])=0;([.C44]*([.D44]/1.85));([.C44]+1));2)" office:value-type="float" office:value="1740.08" calcext:value-type="float">
            <text:p>1.740,08</text:p>
          </table:table-cell>
          <table:table-cell table:style-name="ce13" table:formula="of:=[.D44]" office:value-type="float" office:value="10" calcext:value-type="float">
            <text:p>10</text:p>
          </table:table-cell>
          <table:table-cell table:style-name="ce33" table:formula="of:=[.E$8]*[.B45]*[.C45]" office:value-type="float" office:value="450680.72" calcext:value-type="float">
            <text:p>450681</text:p>
          </table:table-cell>
          <table:table-cell table:style-name="ce33" table:formula="of:=[.E45]+[.F44]" office:value-type="float" office:value="3857361.13" calcext:value-type="float">
            <text:p>385736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38" calcext:value-type="float">
            <text:p>38</text:p>
          </table:table-cell>
          <table:table-cell table:style-name="ce9" table:formula="of:=ROUND(IF(MOD([.B46];[.D46])=0;([.C45]*([.D45]/1.85));([.C45]+1));2)" office:value-type="float" office:value="1741.08" calcext:value-type="float">
            <text:p>1.741,08</text:p>
          </table:table-cell>
          <table:table-cell table:style-name="ce13" table:formula="of:=[.D45]" office:value-type="float" office:value="10" calcext:value-type="float">
            <text:p>10</text:p>
          </table:table-cell>
          <table:table-cell table:style-name="ce33" table:formula="of:=[.E$8]*[.B46]*[.C46]" office:value-type="float" office:value="463127.28" calcext:value-type="float">
            <text:p>463127</text:p>
          </table:table-cell>
          <table:table-cell table:style-name="ce33" table:formula="of:=[.E46]+[.F45]" office:value-type="float" office:value="4320488.41" calcext:value-type="float">
            <text:p>4320488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5" office:value-type="float" office:value="39" calcext:value-type="float">
            <text:p>39</text:p>
          </table:table-cell>
          <table:table-cell table:style-name="ce9" table:formula="of:=ROUND(IF(MOD([.B47];[.D47])=0;([.C46]*([.D46]/1.85));([.C46]+1));2)" office:value-type="float" office:value="1742.08" calcext:value-type="float">
            <text:p>1.742,08</text:p>
          </table:table-cell>
          <table:table-cell table:style-name="ce13" table:formula="of:=[.D46]" office:value-type="float" office:value="10" calcext:value-type="float">
            <text:p>10</text:p>
          </table:table-cell>
          <table:table-cell table:style-name="ce33" table:formula="of:=[.E$8]*[.B47]*[.C47]" office:value-type="float" office:value="475587.84" calcext:value-type="float">
            <text:p>475588</text:p>
          </table:table-cell>
          <table:table-cell table:style-name="ce33" table:formula="of:=[.E47]+[.F46]" office:value-type="float" office:value="4796076.25" calcext:value-type="float">
            <text:p>4796076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style-name="ce11"/>
          <table:table-cell table:style-name="ce14"/>
          <table:table-cell table:style-name="ce18"/>
          <table:table-cell table:style-name="ce22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19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.00.0000</text:date>, <text:time style:data-style-name="N2" text:time-value="13:06:35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1-01-08T13:10:25.422000000</dc:date>
    <meta:editing-duration>PT3H37M11S</meta:editing-duration>
    <meta:editing-cycles>47</meta:editing-cycles>
    <meta:document-statistic meta:table-count="1" meta:cell-count="208" meta:object-count="0"/>
  </office:meta>
</office:document-meta>
</file>